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text-align="justify" style:justify-single-word="false"/>
    </style:style>
    <style:style style:name="P2" style:family="paragraph" style:parent-style-name="Standard">
      <style:paragraph-properties fo:margin-left="0cm" fo:margin-right="0cm" fo:text-align="justify" style:justify-single-word="false" fo:text-indent="0.995cm" style:auto-text-indent="false"/>
    </style:style>
    <style:style style:name="P3" style:family="paragraph" style:parent-style-name="Standard">
      <style:paragraph-properties fo:margin-left="0cm" fo:margin-right="0cm" fo:text-align="justify" style:justify-single-word="false" fo:text-indent="0.975cm" style:auto-text-inden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Думаю, что пора ввести в действие термин «конфигурация», отделив клиентское приложение от именованной совокупности объектов, с которыми приложение работает. В конфигурацию входят следующие объекты БД:</text:p>
      <text:list xml:id="list923216959" text:style-name="L2">
        <text:list-item>
          <text:p text:style-name="P1">Содержимое таблицы «константы».</text:p>
        </text:list-item>
        <text:list-item>
          <text:p text:style-name="P1">Содержимое таблицы «счета».</text:p>
        </text:list-item>
        <text:list-item>
          <text:p text:style-name="P1">Справочники предметной области. Например, такие как: «номенклатура», «контрагенты», «виды_расходов» и т.п., а так же производные от них справочники (просмотры) и их «пересечения».</text:p>
        </text:list-item>
        <text:list-item>
          <text:p text:style-name="P1">Содержимое таблицы «справочники»</text:p>
        </text:list-item>
        <text:list-item>
          <text:p text:style-name="P1">Содержимое таблицы «топер». Это список типовых операций (наборов проводок).</text:p>
        </text:list-item>
        <text:list-item>
          <text:p text:style-name="P1">Содержимое таблицы «доступ»</text:p>
        </text:list-item>
        <text:list-item>
          <text:p text:style-name="P1">Содержимое таблицы «нумераторы».</text:p>
        </text:list-item>
        <text:list-item>
          <text:p text:style-name="P1">Содержимое таблицы «файлы» в части типов данных «скрипты», «формы», «шаблоны».</text:p>
        </text:list-item>
      </text:list>
      <text:p text:style-name="P2">Конфигурацию можно сохранить в виде файла XML и потом восстановить на этой же или другой системе.</text:p>
      <text:p text:style-name="P2">Т.о. при инсталляции системы мы должны загрузить следующие сущности — сервер БД, клиентское приложение, скрипты инициализации сервера (базовые таблицы, запросы и хранимые процедуры) и конфигурацию. После того как пользователь начал работать с системой и ввел документы (сделал проводки), он уже не может установить другую конфигурацию, а может только обновлять текущую. При установке дополнительных рабочих мест достаточно устанавливать только клиентское приложение.</text:p>
      <text:p text:style-name="P2"/>
      <text:p text:style-name="P2">Для доработки и обкатки клиентского приложения необходимо начать создавать рабочую конфигурацию. По полезности фунционала этой конфигурации будут судить о возможностях программы в целом. Пусть для определенности это будет конфигурация для работы магазина автозапчастей (назовем ее «Автозапчасти»). Необходимо создавать уже полную рабочую среду с автоматической загрузкой <text:s/>документов и прайсов (отсюда мой вопрос про CommerceML). В конфигурации «Автозапчасти» будет присутствовать возможность трансляции номенклатуры поставщика в рабочую номенклатуру при загрузке накладных и обратная трансляция при выгрузке заказов. Поэтому нужно думать уже сейчас о массированной загрузке прайсов и накладных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31T08:23:39</meta:creation-date>
    <dc:date>2012-01-31T11:51:32</dc:date>
    <meta:editing-duration>PT11M9S</meta:editing-duration>
    <meta:editing-cycles>2</meta:editing-cycles>
    <meta:generator>LibreOffice/3.4$Unix LibreOffice_project/340m1$Build-1206</meta:generator>
    <meta:document-statistic meta:table-count="0" meta:image-count="0" meta:object-count="0" meta:page-count="1" meta:paragraph-count="12" meta:word-count="250" meta:character-count="1954" meta:non-whitespace-character-count="1723"/>
  </office:meta>
</office:document-meta>
</file>